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able-cell-properties style:rotation-align="none"/>
    </style:style>
    <style:style style:name="ce2" style:family="table-cell" style:parent-style-name="Default" style:data-style-name="N144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s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Q_obs</text:p>
          </table:table-cell>
        </table:table-row>
        <table:table-row table:style-name="ro1">
          <table:table-cell office:value-type="date" office:date-value="2011-08-01" calcext:value-type="date">
            <text:p>01/08/2011</text:p>
          </table:table-cell>
          <table:table-cell office:value-type="float" office:value="3.7571" calcext:value-type="float">
            <text:p>3.7571</text:p>
          </table:table-cell>
          <table:table-cell office:value-type="float" office:value="3.41580846626312" calcext:value-type="float">
            <text:p>3.41580846626312</text:p>
          </table:table-cell>
          <table:table-cell office:value-type="float" office:value="0.0602738268388763" calcext:value-type="float">
            <text:p>0.0602738268388763</text:p>
          </table:table-cell>
        </table:table-row>
        <table:table-row table:style-name="ro1">
          <table:table-cell office:value-type="date" office:date-value="2011-08-02" calcext:value-type="date">
            <text:p>02/08/2011</text:p>
          </table:table-cell>
          <table:table-cell office:value-type="float" office:value="3.1547" calcext:value-type="float">
            <text:p>3.1547</text:p>
          </table:table-cell>
          <table:table-cell office:value-type="float" office:value="2.2173312464729" calcext:value-type="float">
            <text:p>2.2173312464729</text:p>
          </table:table-cell>
          <table:table-cell office:value-type="float" office:value="0.0376288972726033" calcext:value-type="float">
            <text:p>0.0376288972726033</text:p>
          </table:table-cell>
        </table:table-row>
        <table:table-row table:style-name="ro1">
          <table:table-cell office:value-type="date" office:date-value="2011-08-03" calcext:value-type="date">
            <text:p>03/08/2011</text:p>
          </table:table-cell>
          <table:table-cell office:value-type="float" office:value="20.6947" calcext:value-type="float">
            <text:p>20.6947</text:p>
          </table:table-cell>
          <table:table-cell office:value-type="float" office:value="2.44121515285224" calcext:value-type="float">
            <text:p>2.44121515285224</text:p>
          </table:table-cell>
          <table:table-cell office:value-type="float" office:value="0.0342490542057767" calcext:value-type="float">
            <text:p>0.0342490542057767</text:p>
          </table:table-cell>
        </table:table-row>
        <table:table-row table:style-name="ro1">
          <table:table-cell office:value-type="date" office:date-value="2011-08-04" calcext:value-type="date">
            <text:p>04/08/2011</text:p>
          </table:table-cell>
          <table:table-cell office:value-type="float" office:value="0" calcext:value-type="float">
            <text:p>0</text:p>
          </table:table-cell>
          <table:table-cell office:value-type="float" office:value="3.55170718580484" calcext:value-type="float">
            <text:p>3.55170718580484</text:p>
          </table:table-cell>
          <table:table-cell office:value-type="float" office:value="0.0537394721717252" calcext:value-type="float">
            <text:p>0.0537394721717252</text:p>
          </table:table-cell>
        </table:table-row>
        <table:table-row table:style-name="ro1">
          <table:table-cell office:value-type="date" office:date-value="2011-08-05" calcext:value-type="date">
            <text:p>05/08/2011</text:p>
          </table:table-cell>
          <table:table-cell office:value-type="float" office:value="11.8528" calcext:value-type="float">
            <text:p>11.8528</text:p>
          </table:table-cell>
          <table:table-cell office:value-type="float" office:value="2.8614533348009" calcext:value-type="float">
            <text:p>2.8614533348009</text:p>
          </table:table-cell>
          <table:table-cell office:value-type="float" office:value="0.0935464852791066" calcext:value-type="float">
            <text:p>0.0935464852791066</text:p>
          </table:table-cell>
        </table:table-row>
        <table:table-row table:style-name="ro1">
          <table:table-cell office:value-type="date" office:date-value="2011-08-06" calcext:value-type="date">
            <text:p>06/08/2011</text:p>
          </table:table-cell>
          <table:table-cell office:value-type="float" office:value="5.2237" calcext:value-type="float">
            <text:p>5.2237</text:p>
          </table:table-cell>
          <table:table-cell office:value-type="float" office:value="3.15235602483153" calcext:value-type="float">
            <text:p>3.15235602483153</text:p>
          </table:table-cell>
          <table:table-cell office:value-type="float" office:value="0.0753704513249364" calcext:value-type="float">
            <text:p>0.0753704513249364</text:p>
          </table:table-cell>
        </table:table-row>
        <table:table-row table:style-name="ro1">
          <table:table-cell office:value-type="date" office:date-value="2011-08-07" calcext:value-type="date">
            <text:p>07/08/2011</text:p>
          </table:table-cell>
          <table:table-cell office:value-type="float" office:value="0" calcext:value-type="float">
            <text:p>0</text:p>
          </table:table-cell>
          <table:table-cell office:value-type="float" office:value="2.5878345798701" calcext:value-type="float">
            <text:p>2.5878345798701</text:p>
          </table:table-cell>
          <table:table-cell office:value-type="float" office:value="0.0867492516607547" calcext:value-type="float">
            <text:p>0.0867492516607547</text:p>
          </table:table-cell>
        </table:table-row>
        <table:table-row table:style-name="ro1">
          <table:table-cell office:value-type="date" office:date-value="2011-08-08" calcext:value-type="date">
            <text:p>08/08/2011</text:p>
          </table:table-cell>
          <table:table-cell office:value-type="float" office:value="0.7901" calcext:value-type="float">
            <text:p>0.7901</text:p>
          </table:table-cell>
          <table:table-cell office:value-type="float" office:value="2.85643979627639" calcext:value-type="float">
            <text:p>2.85643979627639</text:p>
          </table:table-cell>
          <table:table-cell office:value-type="float" office:value="0.0930958438345529" calcext:value-type="float">
            <text:p>0.0930958438345529</text:p>
          </table:table-cell>
        </table:table-row>
        <table:table-row table:style-name="ro1">
          <table:table-cell office:value-type="date" office:date-value="2011-08-09" calcext:value-type="date">
            <text:p>09/08/2011</text:p>
          </table:table-cell>
          <table:table-cell office:value-type="float" office:value="0.5943" calcext:value-type="float">
            <text:p>0.5943</text:p>
          </table:table-cell>
          <table:table-cell office:value-type="float" office:value="2.86085548996925" calcext:value-type="float">
            <text:p>2.86085548996925</text:p>
          </table:table-cell>
          <table:table-cell office:value-type="float" office:value="0.0999306321004207" calcext:value-type="float">
            <text:p>0.0999306321004207</text:p>
          </table:table-cell>
        </table:table-row>
        <table:table-row table:style-name="ro1">
          <table:table-cell office:value-type="date" office:date-value="2011-08-10" calcext:value-type="date">
            <text:p>10/08/2011</text:p>
          </table:table-cell>
          <table:table-cell office:value-type="float" office:value="11.6253" calcext:value-type="float">
            <text:p>11.6253</text:p>
          </table:table-cell>
          <table:table-cell office:value-type="float" office:value="2.6831034142524" calcext:value-type="float">
            <text:p>2.6831034142524</text:p>
          </table:table-cell>
          <table:table-cell office:value-type="float" office:value="0.0594852007294995" calcext:value-type="float">
            <text:p>0.0594852007294995</text:p>
          </table:table-cell>
        </table:table-row>
        <table:table-row table:style-name="ro1">
          <table:table-cell office:value-type="date" office:date-value="2011-08-11" calcext:value-type="date">
            <text:p>11/08/2011</text:p>
          </table:table-cell>
          <table:table-cell office:value-type="float" office:value="11.0777" calcext:value-type="float">
            <text:p>11.0777</text:p>
          </table:table-cell>
          <table:table-cell office:value-type="float" office:value="2.59035681653768" calcext:value-type="float">
            <text:p>2.59035681653768</text:p>
          </table:table-cell>
          <table:table-cell office:value-type="float" office:value="0.0350226634701192" calcext:value-type="float">
            <text:p>0.0350226634701192</text:p>
          </table:table-cell>
        </table:table-row>
        <table:table-row table:style-name="ro1">
          <table:table-cell office:value-type="date" office:date-value="2011-08-12" calcext:value-type="date">
            <text:p>12/08/2011</text:p>
          </table:table-cell>
          <table:table-cell office:value-type="float" office:value="60.0357" calcext:value-type="float">
            <text:p>60.0357</text:p>
          </table:table-cell>
          <table:table-cell office:value-type="float" office:value="2.4116440853104" calcext:value-type="float">
            <text:p>2.4116440853104</text:p>
          </table:table-cell>
          <table:table-cell office:value-type="float" office:value="0.0337157896715622" calcext:value-type="float">
            <text:p>0.0337157896715622</text:p>
          </table:table-cell>
        </table:table-row>
        <table:table-row table:style-name="ro1">
          <table:table-cell office:value-type="date" office:date-value="2011-08-13" calcext:value-type="date">
            <text:p>13/08/2011</text:p>
          </table:table-cell>
          <table:table-cell office:value-type="float" office:value="25.0971" calcext:value-type="float">
            <text:p>25.0971</text:p>
          </table:table-cell>
          <table:table-cell office:value-type="float" office:value="2.38844008650631" calcext:value-type="float">
            <text:p>2.38844008650631</text:p>
          </table:table-cell>
          <table:table-cell office:value-type="float" office:value="0.0331599944976834" calcext:value-type="float">
            <text:p>0.0331599944976834</text:p>
          </table:table-cell>
        </table:table-row>
        <table:table-row table:style-name="ro1">
          <table:table-cell office:value-type="date" office:date-value="2011-08-14" calcext:value-type="date">
            <text:p>14/08/2011</text:p>
          </table:table-cell>
          <table:table-cell office:value-type="float" office:value="0" calcext:value-type="float">
            <text:p>0</text:p>
          </table:table-cell>
          <table:table-cell office:value-type="float" office:value="2.34193518664688" calcext:value-type="float">
            <text:p>2.34193518664688</text:p>
          </table:table-cell>
          <table:table-cell office:value-type="float" office:value="0.0964756833199712" calcext:value-type="float">
            <text:p>0.0964756833199712</text:p>
          </table:table-cell>
        </table:table-row>
        <table:table-row table:style-name="ro1">
          <table:table-cell office:value-type="date" office:date-value="2011-08-15" calcext:value-type="date">
            <text:p>15/08/2011</text:p>
          </table:table-cell>
          <table:table-cell office:value-type="float" office:value="0" calcext:value-type="float">
            <text:p>0</text:p>
          </table:table-cell>
          <table:table-cell office:value-type="float" office:value="2.96332511212677" calcext:value-type="float">
            <text:p>2.96332511212677</text:p>
          </table:table-cell>
          <table:table-cell office:value-type="float" office:value="0.715775221773538" calcext:value-type="float">
            <text:p>0.715775221773538</text:p>
          </table:table-cell>
        </table:table-row>
        <table:table-row table:style-name="ro1">
          <table:table-cell office:value-type="date" office:date-value="2011-08-16" calcext:value-type="date">
            <text:p>16/08/2011</text:p>
          </table:table-cell>
          <table:table-cell office:value-type="float" office:value="0" calcext:value-type="float">
            <text:p>0</text:p>
          </table:table-cell>
          <table:table-cell office:value-type="float" office:value="3.67282258812338" calcext:value-type="float">
            <text:p>3.67282258812338</text:p>
          </table:table-cell>
          <table:table-cell office:value-type="float" office:value="0.692867388186204" calcext:value-type="float">
            <text:p>0.692867388186204</text:p>
          </table:table-cell>
        </table:table-row>
        <table:table-row table:style-name="ro1">
          <table:table-cell office:value-type="date" office:date-value="2011-08-17" calcext:value-type="date">
            <text:p>17/08/2011</text:p>
          </table:table-cell>
          <table:table-cell office:value-type="float" office:value="0" calcext:value-type="float">
            <text:p>0</text:p>
          </table:table-cell>
          <table:table-cell office:value-type="float" office:value="3.7888683443889" calcext:value-type="float">
            <text:p>3.7888683443889</text:p>
          </table:table-cell>
          <table:table-cell office:value-type="float" office:value="0.632781327422089" calcext:value-type="float">
            <text:p>0.632781327422089</text:p>
          </table:table-cell>
        </table:table-row>
        <table:table-row table:style-name="ro1">
          <table:table-cell office:value-type="date" office:date-value="2011-08-18" calcext:value-type="date">
            <text:p>18/08/2011</text:p>
          </table:table-cell>
          <table:table-cell office:value-type="float" office:value="0" calcext:value-type="float">
            <text:p>0</text:p>
          </table:table-cell>
          <table:table-cell office:value-type="float" office:value="2.85099393874407" calcext:value-type="float">
            <text:p>2.85099393874407</text:p>
          </table:table-cell>
          <table:table-cell office:value-type="float" office:value="0.614755497732347" calcext:value-type="float">
            <text:p>0.614755497732347</text:p>
          </table:table-cell>
        </table:table-row>
        <table:table-row table:style-name="ro1">
          <table:table-cell office:value-type="date" office:date-value="2011-08-19" calcext:value-type="date">
            <text:p>19/08/2011</text:p>
          </table:table-cell>
          <table:table-cell office:value-type="float" office:value="0" calcext:value-type="float">
            <text:p>0</text:p>
          </table:table-cell>
          <table:table-cell office:value-type="float" office:value="2.94574780017138" calcext:value-type="float">
            <text:p>2.94574780017138</text:p>
          </table:table-cell>
          <table:table-cell office:value-type="float" office:value="0.490076933107315" calcext:value-type="float">
            <text:p>0.490076933107315</text:p>
          </table:table-cell>
        </table:table-row>
        <table:table-row table:style-name="ro1">
          <table:table-cell office:value-type="date" office:date-value="2011-08-20" calcext:value-type="date">
            <text:p>20/08/2011</text:p>
          </table:table-cell>
          <table:table-cell office:value-type="float" office:value="1.8305" calcext:value-type="float">
            <text:p>1.8305</text:p>
          </table:table-cell>
          <table:table-cell office:value-type="float" office:value="3.91703649517149" calcext:value-type="float">
            <text:p>3.91703649517149</text:p>
          </table:table-cell>
          <table:table-cell office:value-type="float" office:value="0.384175262471069" calcext:value-type="float">
            <text:p>0.384175262471069</text:p>
          </table:table-cell>
        </table:table-row>
        <table:table-row table:style-name="ro1">
          <table:table-cell office:value-type="date" office:date-value="2011-08-21" calcext:value-type="date">
            <text:p>21/08/2011</text:p>
          </table:table-cell>
          <table:table-cell office:value-type="float" office:value="20.0391" calcext:value-type="float">
            <text:p>20.0391</text:p>
          </table:table-cell>
          <table:table-cell office:value-type="float" office:value="4.59082589298487" calcext:value-type="float">
            <text:p>4.59082589298487</text:p>
          </table:table-cell>
          <table:table-cell office:value-type="float" office:value="0.439754851487115" calcext:value-type="float">
            <text:p>0.439754851487115</text:p>
          </table:table-cell>
        </table:table-row>
        <table:table-row table:style-name="ro1">
          <table:table-cell office:value-type="date" office:date-value="2011-08-22" calcext:value-type="date">
            <text:p>22/08/2011</text:p>
          </table:table-cell>
          <table:table-cell office:value-type="float" office:value="0" calcext:value-type="float">
            <text:p>0</text:p>
          </table:table-cell>
          <table:table-cell office:value-type="float" office:value="2.2624451611191" calcext:value-type="float">
            <text:p>2.2624451611191</text:p>
          </table:table-cell>
          <table:table-cell office:value-type="float" office:value="0.68573219139148" calcext:value-type="float">
            <text:p>0.68573219139148</text:p>
          </table:table-cell>
        </table:table-row>
        <table:table-row table:style-name="ro1">
          <table:table-cell office:value-type="date" office:date-value="2011-08-23" calcext:value-type="date">
            <text:p>23/08/2011</text:p>
          </table:table-cell>
          <table:table-cell office:value-type="float" office:value="2.7239" calcext:value-type="float">
            <text:p>2.7239</text:p>
          </table:table-cell>
          <table:table-cell office:value-type="float" office:value="2.76642425078899" calcext:value-type="float">
            <text:p>2.76642425078899</text:p>
          </table:table-cell>
          <table:table-cell office:value-type="float" office:value="0.868243566580958" calcext:value-type="float">
            <text:p>0.868243566580958</text:p>
          </table:table-cell>
        </table:table-row>
        <table:table-row table:style-name="ro1">
          <table:table-cell office:value-type="date" office:date-value="2011-08-24" calcext:value-type="date">
            <text:p>24/08/2011</text:p>
          </table:table-cell>
          <table:table-cell office:value-type="float" office:value="0" calcext:value-type="float">
            <text:p>0</text:p>
          </table:table-cell>
          <table:table-cell office:value-type="float" office:value="4.02186298556626" calcext:value-type="float">
            <text:p>4.02186298556626</text:p>
          </table:table-cell>
          <table:table-cell office:value-type="float" office:value="1.01320115379287" calcext:value-type="float">
            <text:p>1.01320115379287</text:p>
          </table:table-cell>
        </table:table-row>
        <table:table-row table:style-name="ro1">
          <table:table-cell office:value-type="date" office:date-value="2011-08-25" calcext:value-type="date">
            <text:p>25/08/2011</text:p>
          </table:table-cell>
          <table:table-cell office:value-type="float" office:value="7.9209" calcext:value-type="float">
            <text:p>7.9209</text:p>
          </table:table-cell>
          <table:table-cell office:value-type="float" office:value="3.25899533554912" calcext:value-type="float">
            <text:p>3.25899533554912</text:p>
          </table:table-cell>
          <table:table-cell office:value-type="float" office:value="1.29523012442545" calcext:value-type="float">
            <text:p>1.29523012442545</text:p>
          </table:table-cell>
        </table:table-row>
        <table:table-row table:style-name="ro1">
          <table:table-cell office:value-type="date" office:date-value="2011-08-26" calcext:value-type="date">
            <text:p>26/08/2011</text:p>
          </table:table-cell>
          <table:table-cell office:value-type="float" office:value="12.1519" calcext:value-type="float">
            <text:p>12.1519</text:p>
          </table:table-cell>
          <table:table-cell office:value-type="float" office:value="2.53722454048693" calcext:value-type="float">
            <text:p>2.53722454048693</text:p>
          </table:table-cell>
          <table:table-cell office:value-type="float" office:value="1.30236532122017" calcext:value-type="float">
            <text:p>1.30236532122017</text:p>
          </table:table-cell>
        </table:table-row>
        <table:table-row table:style-name="ro1">
          <table:table-cell office:value-type="date" office:date-value="2011-08-27" calcext:value-type="date">
            <text:p>27/08/2011</text:p>
          </table:table-cell>
          <table:table-cell office:value-type="float" office:value="0" calcext:value-type="float">
            <text:p>0</text:p>
          </table:table-cell>
          <table:table-cell office:value-type="float" office:value="2.98041798919439" calcext:value-type="float">
            <text:p>2.98041798919439</text:p>
          </table:table-cell>
          <table:table-cell office:value-type="float" office:value="1.7462511409571" calcext:value-type="float">
            <text:p>1.7462511409571</text:p>
          </table:table-cell>
        </table:table-row>
        <table:table-row table:style-name="ro1">
          <table:table-cell office:value-type="date" office:date-value="2011-08-28" calcext:value-type="date">
            <text:p>28/08/2011</text:p>
          </table:table-cell>
          <table:table-cell office:value-type="float" office:value="0" calcext:value-type="float">
            <text:p>0</text:p>
          </table:table-cell>
          <table:table-cell office:value-type="float" office:value="3.23070157319307" calcext:value-type="float">
            <text:p>3.23070157319307</text:p>
          </table:table-cell>
          <table:table-cell office:value-type="float" office:value="1.91749643705584" calcext:value-type="float">
            <text:p>1.91749643705584</text:p>
          </table:table-cell>
        </table:table-row>
        <table:table-row table:style-name="ro1">
          <table:table-cell office:value-type="date" office:date-value="2011-08-29" calcext:value-type="date">
            <text:p>29/08/2011</text:p>
          </table:table-cell>
          <table:table-cell office:value-type="float" office:value="5.6321" calcext:value-type="float">
            <text:p>5.6321</text:p>
          </table:table-cell>
          <table:table-cell office:value-type="float" office:value="3.51159854326397" calcext:value-type="float">
            <text:p>3.51159854326397</text:p>
          </table:table-cell>
          <table:table-cell office:value-type="float" office:value="1.44394314773765" calcext:value-type="float">
            <text:p>1.44394314773765</text:p>
          </table:table-cell>
        </table:table-row>
        <table:table-row table:style-name="ro1">
          <table:table-cell office:value-type="date" office:date-value="2011-08-30" calcext:value-type="date">
            <text:p>30/08/2011</text:p>
          </table:table-cell>
          <table:table-cell office:value-type="float" office:value="8.5453" calcext:value-type="float">
            <text:p>8.5453</text:p>
          </table:table-cell>
          <table:table-cell office:value-type="float" office:value="3.66876357793808" calcext:value-type="float">
            <text:p>3.66876357793808</text:p>
          </table:table-cell>
          <table:table-cell office:value-type="float" office:value="1.41652892835604" calcext:value-type="float">
            <text:p>1.416528928356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4">
      <number:day number:style="long"/>
      <number:text>/</number:text>
      <number:month number:style="long"/>
      <number:text>/</number:text>
      <number:year number:style="long"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31:16.826910138</meta:creation-date>
    <dc:date>2023-07-24T11:32:18.282363282</dc:date>
    <meta:editing-duration>PT1M2S</meta:editing-duration>
    <meta:editing-cycles>1</meta:editing-cycles>
    <meta:generator>LibreOffice/7.3.7.2$Linux_X86_64 LibreOffice_project/30$Build-2</meta:generator>
    <meta:document-statistic meta:table-count="1" meta:cell-count="124" meta:object-count="0"/>
  </office:meta>
</office:document-meta>
</file>